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b0c" officeooo:paragraph-rsid="00119b0c"/>
    </style:style>
    <style:style style:name="P2" style:family="paragraph" style:parent-style-name="Standard">
      <style:text-properties fo:font-weight="bold" officeooo:rsid="00119b0c" officeooo:paragraph-rsid="00119b0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 Implementación de Gram-Schmidt modificado</text:p>
      <text:p text:style-name="P1"/>
      <text:p text:style-name="P1"/>
      <text:p text:style-name="P1">%Gram-Schmidt modificado</text:p>
      <text:p text:style-name="P1">function [q,r]=gramsm(a)</text:p>
      <text:p text:style-name="P1">[m n]=size(a);</text:p>
      <text:p text:style-name="P1">for j=1:n</text:p>
      <text:p text:style-name="P1">r(j,j)=norm(a(:,j));</text:p>
      <text:p text:style-name="P1">a(:,j)=a(:,j)/r(j,j);</text:p>
      <text:p text:style-name="P1">r(j,j+1:n)=a(:,j)’*a(:,j+1:n);</text:p>
      <text:p text:style-name="P1">a(:,j+1:n)=a(:,j+1:n)-a(:,j)*r(j,j+1:n);</text:p>
      <text:p text:style-name="P1">end</text:p>
      <text:p text:style-name="P1">q=a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0:28:07.909558278</meta:creation-date>
    <dc:date>2017-07-12T10:29:59.062699759</dc:date>
    <meta:editing-duration>PT1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9" meta:character-count="233" meta:non-whitespace-character-count="225"/>
  </office:meta>
</office:document-meta>
</file>